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30d5" officeooo:paragraph-rsid="000c30d5"/>
    </style:style>
    <style:style style:name="P2" style:family="paragraph" style:parent-style-name="Standard">
      <style:text-properties officeooo:rsid="000aa2a9" officeooo:paragraph-rsid="000aa2a9"/>
    </style:style>
    <style:style style:name="T1" style:family="text">
      <style:text-properties officeooo:rsid="000b59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posta de um datalake com os dados da API do youtube</text:p>
      <text:p text:style-name="Standard"/>
      <text:p text:style-name="Standard"/>
      <text:p text:style-name="P2">Situação</text:p>
      <text:p text:style-name="P2"><text:line-break/>Tarefa:</text:p>
      <text:p text:style-name="P2"/>
      <text:p text:style-name="P2">Ação:</text:p>
      <text:p text:style-name="P2"><text:line-break/>Resultado:</text:p>
      <text:p text:style-name="P2">Se o arquivo não existir:</text:p>
      <text:p text:style-name="P2"><text:tab/>-&gt; criar arquivo local</text:p>
      <text:p text:style-name="P2"><text:tab/>-&gt; adicionar dados</text:p>
      <text:p text:style-name="P2"><text:tab/>-&gt; mover para o hdfs</text:p>
      <text:p text:style-name="P2"/>
      <text:p text:style-name="P2">Se o arquivo existir:</text:p>
      <text:p text:style-name="P2"><text:tab/>-&gt; baixar arquivo do hdfs</text:p>
      <text:p text:style-name="P2"><text:tab/>-&gt; atuallizar o arquivo</text:p>
      <text:p text:style-name="P2"><text:tab/>-&gt; mover o arquivo (Deve ser sobreescrito)</text:p>
      <text:p text:style-name="P2"><text:s text:c="12"/>-&gt; <text:span text:style-name="T1">Remover o arquivo temporario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7T19:59:21.138999389</meta:creation-date>
    <meta:generator>LibreOffice/24.8.5.2$Linux_X86_64 LibreOffice_project/480$Build-2</meta:generator>
    <dc:date>2025-03-23T20:09:06.487352816</dc:date>
    <meta:editing-duration>PT9M28S</meta:editing-duration>
    <meta:editing-cycles>3</meta:editing-cycles>
    <meta:document-statistic meta:table-count="0" meta:image-count="0" meta:object-count="0" meta:page-count="1" meta:paragraph-count="14" meta:word-count="57" meta:character-count="331" meta:non-whitespace-character-count="268"/>
  </office:meta>
</office:document-meta>
</file>